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auto-grow-height="true" fo:min-height="12.18cm"/>
    </style:style>
    <style:style style:name="pr5" style:family="presentation" style:parent-style-name="Default-outline1">
      <style:graphic-properties fo:min-height="1.6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2.18cm"/>
    </style:style>
    <style:style style:name="P1" style:family="paragraph">
      <style:text-properties fo:color="#333333"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text-properties fo:color="#eeeeee"/>
    </style:style>
    <style:style style:name="P4" style:family="paragraph">
      <style:text-properties fo:font-size="20pt"/>
    </style:style>
    <style:style style:name="T1" style:family="text">
      <style:text-properties fo:color="#333333" fo:font-size="36pt" style:font-size-asian="36pt" style:font-size-complex="36pt"/>
    </style:style>
    <style:style style:name="T2" style:family="text">
      <style:text-properties fo:color="#111111" fo:font-size="44pt" style:font-size-asian="44pt" style:font-size-complex="44pt"/>
    </style:style>
    <style:style style:name="T3" style:family="text">
      <style:text-properties fo:color="#eeeee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301cm" svg:y="4.5cm" presentation:class="title" presentation:user-transformed="true">
          <draw:text-box>
            <text:p>Урок географии</text:p>
          </draw:text-box>
        </draw:frame>
        <draw:frame presentation:style-name="pr1" draw:text-style-name="P1" draw:layer="layout" svg:width="25.199cm" svg:height="4.581cm" svg:x="1.301cm" svg:y="11.076cm" presentation:class="title" presentation:user-transformed="true">
          <draw:text-box>
            <text:p text:style-name="P1"><text:span text:style-name="T1">The Walking Switches</text:span><text:span text:style-name="T1"><text:line-break/></text:span><text:span text:style-name="T1"><text:line-break/></text:span><text:span text:style-name="T2">http://prototype.master-igor.com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Описание</text:p>
          </draw:text-box>
        </draw:frame>
        <draw:frame presentation:style-name="pr4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2">Интерактивный урок географии по геополитической карте мира, с использованием информации из Википедии и видеоматериалов из Youtube.</text:p>
              </text:list-item>
              <text:list-item>
                <text:p text:style-name="P2">Позволяет запомнить расположение стран, а также узнать о них много нового и интересного.</text:p>
              </text:list-item>
            </text:list>
          </draw:text-box>
        </draw:frame>
        <draw:frame presentation:style-name="pr5" draw:text-style-name="P3" draw:layer="layout" svg:width="7.797cm" svg:height="1.68cm" svg:x="20.001cm" svg:y="19cm" presentation:class="outline" presentation:user-transformed="true">
          <draw:text-box>
            <text:p><text:span text:style-name="T3">#save_komp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Цели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Запоминание расположения стран является довольно сложным процессом для школьников. </text:p>
              </text:list-item>
              <text:list-item>
                <text:p>Данный сервис позволяет в игровом режиме лучше запоминать расположения стран.</text:p>
              </text:list-item>
            </text:list>
          </draw:text-box>
        </draw:frame>
        <draw:frame presentation:style-name="pr5" draw:text-style-name="P3" draw:layer="layout" svg:width="7.797cm" svg:height="1.68cm" svg:x="20.001cm" svg:y="19cm" presentation:class="outline" presentation:user-transformed="true">
          <draw:text-box>
            <text:p><text:span text:style-name="T3">#save_komp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Средства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PHP, HTML5, JS</text:p>
              </text:list-item>
              <text:list-item>
                <text:p>jVectorMap</text:p>
              </text:list-item>
              <text:list-item>
                <text:p>Twitter Bootstrap</text:p>
              </text:list-item>
              <text:list-item>
                <text:p>Wikipedia</text:p>
              </text:list-item>
              <text:list-item>
                <text:p>Youtu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Усовершенствование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Добавление различных видов вопросов</text:p>
              </text:list-item>
              <text:list-item>
                <text:p>Создание учетных записей для сохранения результатов и повторения материала</text:p>
              </text:list-item>
              <text:list-item>
                <text:p>Возможность учителям самостоятельно составлять вопрос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Вывод</text:p>
          </draw:text-box>
        </draw:frame>
        <draw:frame presentation:style-name="pr4" draw:layer="layout" svg:width="25.6cm" svg:height="12.18cm" svg:x="1.4cm" svg:y="4.914cm" presentation:class="outline" presentation:user-transformed="true">
          <draw:text-box>
            <text:list text:style-name="L2">
              <text:list-item>
                <text:p>Получили готовый прототип игры для школьников. </text:p>
              </text:list-item>
              <text:list-item>
                <text:p>Научились использовать API MediaWiki и YouTu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6cm" svg:x="1.5cm" svg:y="8.994cm" presentation:class="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5M7S</meta:editing-duration>
    <meta:editing-cycles>6</meta:editing-cycles>
    <meta:generator>LibreOffice/4.3.0.4$Windows_x86 LibreOffice_project/62ad5818884a2fc2e5780dd45466868d41009ec0</meta:generator>
    <dc:date>2014-10-05T19:06:47.205000000</dc:date>
    <meta:document-statistic meta:object-count="50"/>
  </office:meta>
</office:document-meta>
</file>